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imes" svg:font-family="Times"/>
  </office:font-face-decls>
  <office:automatic-styles>
    <style:style style:name="co1" style:family="table-column">
      <style:table-column-properties fo:break-before="auto" style:column-width="0.4161in"/>
    </style:style>
    <style:style style:name="co2" style:family="table-column">
      <style:table-column-properties fo:break-before="auto" style:column-width="2.3327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1.1799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0.1382in"/>
    </style:style>
    <style:style style:name="co7" style:family="table-column">
      <style:table-column-properties fo:break-before="auto" style:column-width="0.1799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6945in" fo:break-before="auto" style:use-optimal-row-height="false"/>
    </style:style>
    <style:style style:name="ro3" style:family="table-row">
      <style:table-row-properties style:row-height="0.1807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0000d4" fo:padding="0.028in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d4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" style:family="table-cell" style:parent-style-name="Default">
      <style:table-cell-properties fo:background-color="#0000d4" fo:padding="0.028in"/>
      <style:text-properties style:use-window-font-color="true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0000d4" style:diagonal-bl-tr="none" style:diagonal-tl-br="none" style:text-align-source="fix" style:repeat-content="false" fo:wrap-option="wrap" fo:border-left="2.49pt double-thin #fcf305" style:border-line-width-left="0.0071in 0.0209in 0.0071in" style:direction="ltr" fo:padding="0.028in" fo:border-right="none" style:rotation-angle="0" style:rotation-align="none" style:shrink-to-fit="false" fo:border-top="2.49pt double-thin #fcf305" style:border-line-width-top="0.0071in 0.0209in 0.0071in" style:vertical-align="automatic" loext:vertical-justify="auto"/>
      <style:paragraph-properties fo:text-align="center" css3t:text-justify="auto" fo:margin-left="0in" style:writing-mode="page"/>
      <style:text-properties fo:color="#fcf305" style:text-outline="false" style:text-line-through-style="none" style:text-line-through-typ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0000d4" style:diagonal-bl-tr="none" style:diagonal-tl-br="none" style:text-align-source="value-type" style:repeat-content="false" fo:wrap-option="no-wrap" fo:border-left="2.49pt double-thin #fcf305" style:border-line-width-left="0.0071in 0.0209in 0.0071in" style:direction="ltr" fo:padding="0.028in" fo:border-right="none" style:rotation-angle="0" style:rotation-align="none" style:shrink-to-fit="false" fo:border-top="2.49pt solid #fcf305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0000d4" style:diagonal-bl-tr="none" style:diagonal-tl-br="none" style:text-align-source="fix" style:repeat-content="false" fo:wrap-option="no-wrap" fo:border-left="2.49pt double-thin #fcf305" style:border-line-width-left="0.0071in 0.0209in 0.0071in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d4" style:diagonal-bl-tr="none" style:diagonal-tl-br="none" fo:border-left="2.49pt double-thin #fcf305" style:border-line-width-left="0.0071in 0.0209in 0.0071in" fo:padding="0.028in" fo:border-right="none" style:rotation-align="none" fo:border-top="1.76pt solid #fcf305"/>
      <style:text-properties fo:color="#ffffff" style:text-outline="false" style:text-line-through-style="none" style:text-line-through-typ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9" style:family="table-cell" style:parent-style-name="Default">
      <style:table-cell-properties fo:border-bottom="2.49pt double-thin #fcf305" style:border-line-width-bottom="0.0071in 0.0209in 0.0071in" fo:background-color="#0000d4" style:diagonal-bl-tr="none" style:diagonal-tl-br="none" fo:border-left="2.49pt double-thin #fcf305" style:border-line-width-left="0.0071in 0.0209in 0.0071in" fo:padding="0.028in" fo:border-right="none" style:rotation-align="none" fo:border-top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0000d4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2.49pt double-thin #fcf305" style:border-line-width-top="0.0071in 0.0209in 0.0071in" style:vertical-align="automatic" loext:vertical-justify="auto"/>
      <style:paragraph-properties css3t:text-justify="auto" fo:margin-left="0in" style:writing-mode="page"/>
      <style:text-properties fo:color="#fcf305" style:text-outline="false" style:text-line-through-style="none" style:text-line-through-typ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0000d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solid #fcf305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00d4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0000d4" style:diagonal-bl-tr="none" style:diagonal-tl-br="none" fo:border-left="none" fo:padding="0.028in" fo:border-right="none" style:rotation-align="none" fo:border-top="1.76pt solid #fcf305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4" style:family="table-cell" style:parent-style-name="Default">
      <style:table-cell-properties fo:border-bottom="2.49pt double-thin #fcf305" style:border-line-width-bottom="0.0071in 0.0209in 0.0071in" fo:background-color="#0000d4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0000d4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2.49pt double-thin #fcf305" style:border-line-width-top="0.0071in 0.0209in 0.0071in" style:vertical-align="automatic" loext:vertical-justify="auto"/>
      <style:paragraph-properties fo:text-align="center" css3t:text-justify="auto" fo:margin-left="0in" style:writing-mode="page"/>
      <style:text-properties fo:color="#fcf305" style:text-outline="false" style:text-line-through-style="none" style:text-line-through-typ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00808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solid #fcf305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808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008080" style:diagonal-bl-tr="none" style:diagonal-tl-br="none" fo:border-left="none" fo:padding="0.028in" fo:border-right="none" style:rotation-align="none" fo:border-top="1.76pt solid #fcf305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9" style:family="table-cell" style:parent-style-name="Default">
      <style:table-cell-properties fo:border-bottom="2.49pt double-thin #fcf305" style:border-line-width-bottom="0.0071in 0.0209in 0.0071in" fo:background-color="#00808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0000d4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cc99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solid #fcf305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cc99ff" style:diagonal-bl-tr="none" style:diagonal-tl-br="none" fo:border-left="none" fo:padding="0.028in" fo:border-right="none" style:rotation-align="none" fo:border-top="1.76pt solid #fcf305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4" style:family="table-cell" style:parent-style-name="Default">
      <style:table-cell-properties fo:border-bottom="2.49pt double-thin #fcf305" style:border-line-width-bottom="0.0071in 0.0209in 0.0071in" fo:background-color="#cc99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cc9cc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solid #fcf305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9ccc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9ccc" style:diagonal-bl-tr="none" style:diagonal-tl-br="none" fo:border-left="none" fo:padding="0.028in" fo:border-right="none" style:rotation-align="none" fo:border-top="1.76pt solid #fcf305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8" style:family="table-cell" style:parent-style-name="Default">
      <style:table-cell-properties fo:border-bottom="2.49pt double-thin #fcf305" style:border-line-width-bottom="0.0071in 0.0209in 0.0071in" fo:background-color="#cc9cc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993366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solid #fcf305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993366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993366" style:diagonal-bl-tr="none" style:diagonal-tl-br="none" fo:border-left="none" fo:padding="0.028in" fo:border-right="none" style:rotation-align="none" fo:border-top="1.76pt solid #fcf305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2" style:family="table-cell" style:parent-style-name="Default">
      <style:table-cell-properties fo:border-bottom="2.49pt double-thin #fcf305" style:border-line-width-bottom="0.0071in 0.0209in 0.0071in" fo:background-color="#993366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solid #fcf305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dd0806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dd0806" style:diagonal-bl-tr="none" style:diagonal-tl-br="none" fo:border-left="none" fo:padding="0.028in" fo:border-right="none" style:rotation-align="none" fo:border-top="1.76pt solid #fcf305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6" style:family="table-cell" style:parent-style-name="Default">
      <style:table-cell-properties fo:border-bottom="2.49pt double-thin #fcf305" style:border-line-width-bottom="0.0071in 0.0209in 0.0071in" fo:background-color="#dd0806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7" style:family="table-cell" style:parent-style-name="Default">
      <style:table-cell-properties fo:background-color="#dd0806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0000d4" style:diagonal-bl-tr="none" style:diagonal-tl-br="none" style:text-align-source="fix" style:repeat-content="false" fo:wrap-option="wrap" fo:border-left="none" style:direction="ltr" fo:padding="0.028in" fo:border-right="2.49pt double-thin #fcf305" style:border-line-width-right="0.0071in 0.0209in 0.0071in" style:rotation-angle="0" style:rotation-align="none" style:shrink-to-fit="false" fo:border-top="2.49pt double-thin #fcf305" style:border-line-width-top="0.0071in 0.0209in 0.0071in" style:vertical-align="automatic" loext:vertical-justify="auto"/>
      <style:paragraph-properties fo:text-align="center" css3t:text-justify="auto" fo:margin-left="0in" style:writing-mode="page"/>
      <style:text-properties fo:color="#fcf305" style:text-outline="false" style:text-line-through-style="none" style:text-line-through-typ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d4" style:diagonal-bl-tr="none" style:diagonal-tl-br="none" style:text-align-source="value-type" style:repeat-content="false" fo:wrap-option="no-wrap" fo:border-left="none" style:direction="ltr" fo:padding="0.028in" fo:border-right="2.49pt double-thin #fcf305" style:border-line-width-right="0.0071in 0.0209in 0.0071in" style:rotation-angle="0" style:rotation-align="none" style:shrink-to-fit="false" fo:border-top="2.49pt solid #fcf305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0000d4" style:diagonal-bl-tr="none" style:diagonal-tl-br="none" fo:border-left="none" fo:padding="0.028in" fo:border-right="2.49pt double-thin #fcf305" style:border-line-width-right="0.0071in 0.0209in 0.0071in" style:rotation-align="none" fo:border-top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0000d4" style:diagonal-bl-tr="none" style:diagonal-tl-br="none" fo:border-left="none" fo:padding="0.028in" fo:border-right="2.49pt double-thin #fcf305" style:border-line-width-right="0.0071in 0.0209in 0.0071in" style:rotation-align="none" fo:border-top="1.76pt solid #fcf305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2" style:family="table-cell" style:parent-style-name="Default">
      <style:table-cell-properties fo:border-bottom="2.49pt double-thin #fcf305" style:border-line-width-bottom="0.0071in 0.0209in 0.0071in" fo:background-color="#0000d4" style:diagonal-bl-tr="none" style:diagonal-tl-br="none" fo:border-left="none" fo:padding="0.028in" fo:border-right="2.49pt double-thin #fcf305" style:border-line-width-right="0.0071in 0.0209in 0.0071in" style:rotation-align="none" fo:border-top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0000d4" style:diagonal-bl-tr="none" style:diagonal-tl-br="none" style:text-align-source="value-type" style:repeat-content="false" fo:wrap-option="wrap" fo:border-left="2.49pt double-thin #fcf305" style:border-line-width-left="0.0071in 0.0209in 0.0071in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0000d4" style:diagonal-bl-tr="none" style:diagonal-tl-br="none" fo:border-left="2.49pt double-thin #fcf305" style:border-line-width-left="0.0071in 0.0209in 0.0071in" fo:padding="0.028in" fo:border-right="none" style:rotation-align="none" fo:border-top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gr1" style:family="graphic">
      <style:graphic-properties draw:stroke="solid" svg:stroke-width="0.0417in" svg:stroke-color="#ffffff" draw:marker-end="msArrowEnd_20_2" draw:marker-end-width="0.0835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2" style:family="graphic">
      <style:graphic-properties draw:stroke="solid" svg:stroke-width="0.0209in" svg:stroke-color="#c0c0c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use-regular-expressions="false" table:use-wildcards="true">
        <table:null-date table:date-value="1904-01-01"/>
      </table:calculation-settings>
      <table:table table:name="Hoja1" table:style-name="ta1" table:print-ranges="Hoja1.B1:Hoja1.M3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5" table:default-cell-style-name="ce3"/>
        <table:table-column table:style-name="co5" table:number-columns-repeated="3" table:default-cell-style-name="ce3"/>
        <table:table-column table:style-name="co5" table:default-cell-style-name="ce43"/>
        <table:table-column table:style-name="co6" table:default-cell-style-name="ce3"/>
        <table:table-column table:style-name="co7" table:default-cell-style-name="ce3"/>
        <table:table-column table:style-name="co1" table:number-columns-repeated="243" table:default-cell-style-name="ce3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4"/>
          <table:table-cell table:style-name="ce1" table:number-columns-repeated="12"/>
          <table:table-cell table:number-columns-repeated="1010"/>
        </table:table-row>
        <table:table-row table:style-name="ro2">
          <table:table-cell table:style-name="ce2"/>
          <table:table-cell table:style-name="ce5" office:value-type="string" calcext:value-type="string">
            <text:p>Lithic Form</text:p>
          </table:table-cell>
          <table:table-cell table:style-name="ce10"/>
          <table:table-cell table:style-name="ce15" office:value-type="string" calcext:value-type="string">
            <text:p>Middle Paleolithic</text:p>
          </table:table-cell>
          <table:table-cell table:style-name="ce15" office:value-type="string" calcext:value-type="string">
            <text:p>Upper Paleolithic</text:p>
          </table:table-cell>
          <table:table-cell table:style-name="ce15" office:value-type="string" calcext:value-type="string">
            <text:p>Late Upper Paleolithic/ Epipaleo.</text:p>
          </table:table-cell>
          <table:table-cell table:style-name="ce15" office:value-type="string" calcext:value-type="string">
            <text:p>Mesolithic</text:p>
          </table:table-cell>
          <table:table-cell table:style-name="ce15" office:value-type="string" calcext:value-type="string">
            <text:p>Neolithic I</text:p>
          </table:table-cell>
          <table:table-cell table:style-name="ce15" office:value-type="string" calcext:value-type="string" table:number-columns-spanned="3" table:number-rows-spanned="1">
            <text:p>Neolithic II</text:p>
          </table:table-cell>
          <table:covered-table-cell table:number-columns-repeated="2" table:style-name="ce15"/>
          <table:table-cell table:style-name="ce38"/>
          <table:table-cell table:style-name="ce44"/>
          <table:table-cell table:style-name="ce2"/>
          <table:table-cell table:style-name="ce46" table:number-columns-repeated="1010"/>
        </table:table-row>
        <table:table-row table:style-name="ro3">
          <table:table-cell table:style-name="ce1"/>
          <table:table-cell table:style-name="ce6"/>
          <table:table-cell table:style-name="ce11"/>
          <table:table-cell table:style-name="ce16"/>
          <table:table-cell table:style-name="ce11"/>
          <table:table-cell table:style-name="ce21"/>
          <table:table-cell table:style-name="ce25"/>
          <table:table-cell table:style-name="ce29"/>
          <table:table-cell table:style-name="ce33" table:number-columns-repeated="3"/>
          <table:table-cell table:style-name="ce39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levallois/discoid cores</text:p>
          </table:table-cell>
          <table:table-cell table:style-name="ce12"/>
          <table:table-cell table:style-name="ce17">
            <draw:line draw:z-index="0" draw:name="Line 1" draw:style-name="gr1" draw:text-style-name="P1" svg:x1="0in" svg:y1="0.0835in" svg:x2="7.1894in" svg:y2="0.0835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unprepared flake cores</text:p>
          </table:table-cell>
          <table:table-cell table:style-name="ce12"/>
          <table:table-cell table:style-name="ce17">
            <draw:line draw:z-index="1" draw:name="Line 2" draw:style-name="gr1" draw:text-style-name="P1" svg:x1="0in" svg:y1="0.0831in" svg:x2="7.1894in" svg:y2="0.0831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3">
          <table:table-cell table:style-name="ce1"/>
          <table:table-cell table:style-name="ce7" office:value-type="string" calcext:value-type="string">
            <text:p>blade/bladelet cores</text:p>
          </table:table-cell>
          <table:table-cell table:style-name="ce12"/>
          <table:table-cell table:style-name="ce17">
            <draw:line draw:z-index="47" draw:name="Line 58" draw:style-name="gr2" draw:text-style-name="P1" svg:x1="1.1811in" svg:y1="0.0831in" svg:x2="0in" svg:y2="0.0831in">
              <text:p/>
            </draw:line>
          </table:table-cell>
          <table:table-cell table:style-name="ce20">
            <draw:line draw:z-index="2" draw:name="Line 4" draw:style-name="gr1" draw:text-style-name="P1" svg:x1="0in" svg:y1="0.0831in" svg:x2="6.0094in" svg:y2="0.0831in">
              <text:p/>
            </draw:line>
          </table:table-cell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8"/>
          <table:table-cell table:style-name="ce13"/>
          <table:table-cell table:style-name="ce18"/>
          <table:table-cell table:style-name="ce13"/>
          <table:table-cell table:style-name="ce23"/>
          <table:table-cell table:style-name="ce27"/>
          <table:table-cell table:style-name="ce31"/>
          <table:table-cell table:style-name="ce35" table:number-columns-repeated="3"/>
          <table:table-cell table:style-name="ce41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flakes</text:p>
          </table:table-cell>
          <table:table-cell table:style-name="ce12"/>
          <table:table-cell table:style-name="ce17">
            <draw:line draw:z-index="4" draw:name="Line 6" draw:style-name="gr1" draw:text-style-name="P1" svg:x1="0in" svg:y1="0.0835in" svg:x2="7.1894in" svg:y2="0.0835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blades</text:p>
          </table:table-cell>
          <table:table-cell table:style-name="ce12"/>
          <table:table-cell table:style-name="ce17">
            <draw:line draw:z-index="45" draw:name="Line 56" draw:style-name="gr2" draw:text-style-name="P1" svg:x1="1.1811in" svg:y1="0.0835in" svg:x2="0in" svg:y2="0.0835in">
              <text:p/>
            </draw:line>
          </table:table-cell>
          <table:table-cell table:style-name="ce20">
            <draw:line draw:z-index="5" draw:name="Line 7" draw:style-name="gr1" draw:text-style-name="P1" svg:x1="0in" svg:y1="0.0835in" svg:x2="6.0094in" svg:y2="0.0835in">
              <text:p/>
            </draw:line>
          </table:table-cell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core trimming elements</text:p>
          </table:table-cell>
          <table:table-cell table:style-name="ce12"/>
          <table:table-cell table:style-name="ce17">
            <draw:line draw:z-index="46" draw:name="Line 57" draw:style-name="gr2" draw:text-style-name="P1" svg:x1="1.1811in" svg:y1="0.0831in" svg:x2="0in" svg:y2="0.0831in">
              <text:p/>
            </draw:line>
          </table:table-cell>
          <table:table-cell table:style-name="ce20">
            <draw:line draw:z-index="3" draw:name="Line 5" draw:style-name="gr1" draw:text-style-name="P1" svg:x1="0in" svg:y1="0.0831in" svg:x2="6.0094in" svg:y2="0.0831in">
              <text:p/>
            </draw:line>
          </table:table-cell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bladelets</text:p>
          </table:table-cell>
          <table:table-cell table:style-name="ce12"/>
          <table:table-cell table:style-name="ce17">
            <draw:line draw:z-index="44" draw:name="Line 55" draw:style-name="gr2" draw:text-style-name="P1" svg:x1="2.3606in" svg:y1="0.0835in" svg:x2="-0.0004in" svg:y2="0.0835in">
              <text:p/>
            </draw:line>
          </table:table-cell>
          <table:table-cell table:style-name="ce20"/>
          <table:table-cell table:style-name="ce22">
            <draw:line draw:z-index="6" draw:name="Line 8" draw:style-name="gr1" draw:text-style-name="P1" svg:x1="0in" svg:y1="0.0835in" svg:x2="4.8295in" svg:y2="0.0835in">
              <text:p/>
            </draw:line>
          </table:table-cell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3">
          <table:table-cell table:style-name="ce1"/>
          <table:table-cell table:style-name="ce7" office:value-type="string" calcext:value-type="string">
            <text:p>microburins</text:p>
          </table:table-cell>
          <table:table-cell table:style-name="ce12"/>
          <table:table-cell table:style-name="ce17">
            <draw:line draw:z-index="43" draw:name="Line 54" draw:style-name="gr2" draw:text-style-name="P1" svg:x1="3.5409in" svg:y1="0.0835in" svg:x2="0in" svg:y2="0.0835in">
              <text:p/>
            </draw:line>
          </table:table-cell>
          <table:table-cell table:style-name="ce20"/>
          <table:table-cell table:style-name="ce22"/>
          <table:table-cell table:style-name="ce26">
            <draw:line draw:z-index="7" draw:name="Line 10" draw:style-name="gr1" draw:text-style-name="P1" svg:x1="0in" svg:y1="0.0835in" svg:x2="3.2193in" svg:y2="0.0835in">
              <text:p/>
            </draw:line>
          </table:table-cell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8"/>
          <table:table-cell table:style-name="ce13"/>
          <table:table-cell table:style-name="ce18"/>
          <table:table-cell table:style-name="ce13"/>
          <table:table-cell table:style-name="ce23"/>
          <table:table-cell table:style-name="ce27"/>
          <table:table-cell table:style-name="ce31"/>
          <table:table-cell table:style-name="ce35" table:number-columns-repeated="3"/>
          <table:table-cell table:style-name="ce41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Mousterian points</text:p>
          </table:table-cell>
          <table:table-cell table:style-name="ce12"/>
          <table:table-cell table:style-name="ce17">
            <draw:line draw:z-index="10" draw:name="Line 14" draw:style-name="gr1" draw:text-style-name="P1" svg:x1="0in" svg:y1="0.0835in" svg:x2="1.1811in" svg:y2="0.0835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sidescrapers</text:p>
          </table:table-cell>
          <table:table-cell table:style-name="ce12"/>
          <table:table-cell table:style-name="ce17">
            <draw:line draw:z-index="8" draw:name="Line 11" draw:style-name="gr1" draw:text-style-name="P1" svg:x1="0in" svg:y1="0.0831in" svg:x2="2.361in" svg:y2="0.0831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notched flakes</text:p>
          </table:table-cell>
          <table:table-cell table:style-name="ce12"/>
          <table:table-cell table:style-name="ce17">
            <draw:line draw:z-index="9" draw:name="Line 13" draw:style-name="gr1" draw:text-style-name="P1" svg:x1="0in" svg:y1="0.0835in" svg:x2="7.189in" svg:y2="0.0835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burins</text:p>
          </table:table-cell>
          <table:table-cell table:style-name="ce12"/>
          <table:table-cell table:style-name="ce17">
            <draw:line draw:z-index="12" draw:name="Line 16" draw:style-name="gr1" draw:text-style-name="P1" svg:x1="1.1661in" svg:y1="0.0835in" svg:x2="4.7067in" svg:y2="0.0835in">
              <text:p/>
            </draw:line>
            <draw:line draw:z-index="27" draw:name="Line 38" draw:style-name="gr2" draw:text-style-name="P1" svg:x1="1.1811in" svg:y1="0.0835in" svg:x2="0in" svg:y2="0.0835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endscrapers</text:p>
          </table:table-cell>
          <table:table-cell table:style-name="ce12"/>
          <table:table-cell table:style-name="ce17">
            <draw:line draw:z-index="11" draw:name="Line 15" draw:style-name="gr1" draw:text-style-name="P1" svg:x1="1.1661in" svg:y1="0.0831in" svg:x2="6.3291in" svg:y2="0.0831in">
              <text:p/>
            </draw:line>
            <draw:line draw:z-index="42" draw:name="Line 53" draw:style-name="gr2" draw:text-style-name="P1" svg:x1="1.1811in" svg:y1="0.0831in" svg:x2="0in" svg:y2="0.0831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backed points</text:p>
          </table:table-cell>
          <table:table-cell table:style-name="ce12"/>
          <table:table-cell table:style-name="ce17">
            <draw:line draw:z-index="33" draw:name="Line 44" draw:style-name="gr2" draw:text-style-name="P1" svg:x1="2.3606in" svg:y1="0.0835in" svg:x2="-0.0004in" svg:y2="0.0835in">
              <text:p/>
            </draw:line>
          </table:table-cell>
          <table:table-cell table:style-name="ce20">
            <draw:line draw:z-index="26" draw:name="Line 36" draw:style-name="gr1" draw:text-style-name="P1" svg:x1="1.1661in" svg:y1="0.0835in" svg:x2="3.5268in" svg:y2="0.0835in">
              <text:p/>
            </draw:line>
          </table:table-cell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backed bladeletes</text:p>
          </table:table-cell>
          <table:table-cell table:style-name="ce12"/>
          <table:table-cell table:style-name="ce17">
            <draw:line draw:z-index="29" draw:name="Line 40" draw:style-name="gr2" draw:text-style-name="P1" svg:x1="2.3606in" svg:y1="0.0835in" svg:x2="-0.0004in" svg:y2="0.0835in">
              <text:p/>
            </draw:line>
          </table:table-cell>
          <table:table-cell table:style-name="ce20">
            <draw:line draw:z-index="14" draw:name="Line 18" draw:style-name="gr1" draw:text-style-name="P1" svg:x1="1.1661in" svg:y1="0.0835in" svg:x2="4.7067in" svg:y2="0.0835in">
              <text:p/>
            </draw:line>
          </table:table-cell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truncations</text:p>
          </table:table-cell>
          <table:table-cell table:style-name="ce12"/>
          <table:table-cell table:style-name="ce17">
            <draw:line draw:z-index="28" draw:name="Line 39" draw:style-name="gr2" draw:text-style-name="P1" svg:x1="2.3606in" svg:y1="0.0831in" svg:x2="-0.0004in" svg:y2="0.0831in">
              <text:p/>
            </draw:line>
          </table:table-cell>
          <table:table-cell table:style-name="ce20">
            <draw:line draw:z-index="13" draw:name="Line 17" draw:style-name="gr1" draw:text-style-name="P1" svg:x1="1.1661in" svg:y1="0.0831in" svg:x2="5.5791in" svg:y2="0.0831in">
              <text:p/>
            </draw:line>
          </table:table-cell>
          <table:table-cell table:style-name="ce22"/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triangles</text:p>
          </table:table-cell>
          <table:table-cell table:style-name="ce12"/>
          <table:table-cell table:style-name="ce17">
            <draw:line draw:z-index="32" draw:name="Line 43" draw:style-name="gr2" draw:text-style-name="P1" svg:x1="3.5409in" svg:y1="0.0835in" svg:x2="0in" svg:y2="0.0835in">
              <text:p/>
            </draw:line>
          </table:table-cell>
          <table:table-cell table:style-name="ce20"/>
          <table:table-cell table:style-name="ce22">
            <draw:line draw:z-index="17" draw:name="Line 24" draw:style-name="gr1" draw:text-style-name="P1" svg:x1="1.1661in" svg:y1="0.0835in" svg:x2="2.3469in" svg:y2="0.0835in">
              <text:p/>
            </draw:line>
          </table:table-cell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geometric microliths (generic)</text:p>
          </table:table-cell>
          <table:table-cell table:style-name="ce12"/>
          <table:table-cell table:style-name="ce17">
            <draw:line draw:z-index="30" draw:name="Line 41" draw:style-name="gr2" draw:text-style-name="P1" svg:x1="3.5409in" svg:y1="0.0835in" svg:x2="0in" svg:y2="0.0835in">
              <text:p/>
            </draw:line>
          </table:table-cell>
          <table:table-cell table:style-name="ce20"/>
          <table:table-cell table:style-name="ce22">
            <draw:line draw:z-index="15" draw:name="Line 20" draw:style-name="gr1" draw:text-style-name="P1" svg:x1="1.1661in" svg:y1="0.0835in" svg:x2="4.3992in" svg:y2="0.0835in">
              <text:p/>
            </draw:line>
          </table:table-cell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trapezes</text:p>
          </table:table-cell>
          <table:table-cell table:style-name="ce12"/>
          <table:table-cell table:style-name="ce17">
            <draw:line draw:z-index="31" draw:name="Line 42" draw:style-name="gr2" draw:text-style-name="P1" svg:x1="3.5409in" svg:y1="0.0831in" svg:x2="0in" svg:y2="0.0831in">
              <text:p/>
            </draw:line>
          </table:table-cell>
          <table:table-cell table:style-name="ce20"/>
          <table:table-cell table:style-name="ce22">
            <draw:line draw:z-index="16" draw:name="Line 22" draw:style-name="gr1" draw:text-style-name="P1" svg:x1="1.1661in" svg:y1="0.0831in" svg:x2="4.3992in" svg:y2="0.0831in">
              <text:p/>
            </draw:line>
          </table:table-cell>
          <table:table-cell table:style-name="ce26"/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bifacial drills</text:p>
          </table:table-cell>
          <table:table-cell table:style-name="ce12"/>
          <table:table-cell table:style-name="ce17">
            <draw:line draw:z-index="36" draw:name="Line 47" draw:style-name="gr2" draw:text-style-name="P1" svg:x1="4.7205in" svg:y1="0.0835in" svg:x2="-0.0004in" svg:y2="0.0835in">
              <text:p/>
            </draw:line>
          </table:table-cell>
          <table:table-cell table:style-name="ce20"/>
          <table:table-cell table:style-name="ce22"/>
          <table:table-cell table:style-name="ce26">
            <draw:line draw:z-index="20" draw:name="Line 29" draw:style-name="gr1" draw:text-style-name="P1" svg:x1="1.1657in" svg:y1="0.0835in" svg:x2="3.2193in" svg:y2="0.0835in">
              <text:p/>
            </draw:line>
          </table:table-cell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marginally retouched blades</text:p>
          </table:table-cell>
          <table:table-cell table:style-name="ce12"/>
          <table:table-cell table:style-name="ce17">
            <draw:line draw:z-index="37" draw:name="Line 48" draw:style-name="gr2" draw:text-style-name="P1" svg:x1="4.7205in" svg:y1="0.0835in" svg:x2="-0.0004in" svg:y2="0.0835in">
              <text:p/>
            </draw:line>
          </table:table-cell>
          <table:table-cell table:style-name="ce20"/>
          <table:table-cell table:style-name="ce22"/>
          <table:table-cell table:style-name="ce26">
            <draw:line draw:z-index="21" draw:name="Line 30" draw:style-name="gr1" draw:text-style-name="P1" svg:x1="1.1657in" svg:y1="0.0835in" svg:x2="3.2193in" svg:y2="0.0835in">
              <text:p/>
            </draw:line>
          </table:table-cell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plain sickle blades</text:p>
          </table:table-cell>
          <table:table-cell table:style-name="ce12"/>
          <table:table-cell table:style-name="ce17">
            <draw:line draw:z-index="41" draw:name="Line 52" draw:style-name="gr2" draw:text-style-name="P1" svg:x1="4.7205in" svg:y1="0.0831in" svg:x2="-0.0004in" svg:y2="0.0831in">
              <text:p/>
            </draw:line>
          </table:table-cell>
          <table:table-cell table:style-name="ce20"/>
          <table:table-cell table:style-name="ce22"/>
          <table:table-cell table:style-name="ce26">
            <draw:line draw:z-index="25" draw:name="Line 35" draw:style-name="gr1" draw:text-style-name="P1" svg:x1="1.1657in" svg:y1="0.0831in" svg:x2="3.2193in" svg:y2="0.0831in">
              <text:p/>
            </draw:line>
          </table:table-cell>
          <table:table-cell table:style-name="ce30"/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rectangles</text:p>
          </table:table-cell>
          <table:table-cell table:style-name="ce12"/>
          <table:table-cell table:style-name="ce17">
            <draw:line draw:z-index="34" draw:name="Line 45" draw:style-name="gr2" draw:text-style-name="P1" svg:x1="5.9in" svg:y1="0.0835in" svg:x2="0in" svg:y2="0.0835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>
            <draw:line draw:z-index="18" draw:name="Line 25" draw:style-name="gr1" draw:text-style-name="P1" svg:x1="1.1657in" svg:y1="0.0835in" svg:x2="1.6094in" svg:y2="0.0835in">
              <text:p/>
            </draw:line>
          </table:table-cell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lunates</text:p>
          </table:table-cell>
          <table:table-cell table:style-name="ce12"/>
          <table:table-cell table:style-name="ce17">
            <draw:line draw:z-index="35" draw:name="Line 46" draw:style-name="gr2" draw:text-style-name="P1" svg:x1="5.9in" svg:y1="0.0835in" svg:x2="0in" svg:y2="0.0835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>
            <draw:line draw:z-index="19" draw:name="Line 26" draw:style-name="gr1" draw:text-style-name="P1" svg:x1="1.1657in" svg:y1="0.0835in" svg:x2="2.0394in" svg:y2="0.0835in">
              <text:p/>
            </draw:line>
          </table:table-cell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invasively retouched blades</text:p>
          </table:table-cell>
          <table:table-cell table:style-name="ce12"/>
          <table:table-cell table:style-name="ce17">
            <draw:line draw:z-index="38" draw:name="Line 49" draw:style-name="gr2" draw:text-style-name="P1" svg:x1="5.9in" svg:y1="0.0831in" svg:x2="0in" svg:y2="0.0831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>
            <draw:line draw:z-index="22" draw:name="Line 31" draw:style-name="gr1" draw:text-style-name="P1" svg:x1="1.1657in" svg:y1="0.0831in" svg:x2="2.0394in" svg:y2="0.0831in">
              <text:p/>
            </draw:line>
          </table:table-cell>
          <table:table-cell table:style-name="ce34"/>
          <table:table-cell table:style-name="ce37" table:number-columns-repeated="2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bifacial points</text:p>
          </table:table-cell>
          <table:table-cell table:style-name="ce12"/>
          <table:table-cell table:style-name="ce17">
            <draw:line draw:z-index="39" draw:name="Line 50" draw:style-name="gr2" draw:text-style-name="P1" svg:x1="6.3291in" svg:y1="0.0835in" svg:x2="-0.0004in" svg:y2="0.0835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/>
          <table:table-cell table:style-name="ce34"/>
          <table:table-cell table:style-name="ce37">
            <draw:line draw:z-index="23" draw:name="Line 32" draw:style-name="gr1" draw:text-style-name="P1" svg:x1="0in" svg:y1="0.0835in" svg:x2="0.8598in" svg:y2="0.0835in">
              <text:p/>
            </draw:line>
          </table:table-cell>
          <table:table-cell table:style-name="ce37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4">
          <table:table-cell table:style-name="ce1"/>
          <table:table-cell table:style-name="ce7" office:value-type="string" calcext:value-type="string">
            <text:p>denticulated sickle blades</text:p>
          </table:table-cell>
          <table:table-cell table:style-name="ce12"/>
          <table:table-cell table:style-name="ce17">
            <draw:line draw:z-index="40" draw:name="Line 51" draw:style-name="gr2" draw:text-style-name="P1" svg:x1="6.3291in" svg:y1="0.0835in" svg:x2="-0.0004in" svg:y2="0.0835in">
              <text:p/>
            </draw:line>
          </table:table-cell>
          <table:table-cell table:style-name="ce20"/>
          <table:table-cell table:style-name="ce22"/>
          <table:table-cell table:style-name="ce26"/>
          <table:table-cell table:style-name="ce30"/>
          <table:table-cell table:style-name="ce34"/>
          <table:table-cell table:style-name="ce37">
            <draw:line draw:z-index="24" draw:name="Line 33" draw:style-name="gr1" draw:text-style-name="P1" svg:x1="0in" svg:y1="0.0835in" svg:x2="0.8598in" svg:y2="0.0835in">
              <text:p/>
            </draw:line>
          </table:table-cell>
          <table:table-cell table:style-name="ce37"/>
          <table:table-cell table:style-name="ce40"/>
          <table:table-cell table:style-name="ce45"/>
          <table:table-cell table:style-name="ce1"/>
          <table:table-cell table:number-columns-repeated="1010"/>
        </table:table-row>
        <table:table-row table:style-name="ro3">
          <table:table-cell table:style-name="ce1"/>
          <table:table-cell table:style-name="ce9"/>
          <table:table-cell table:style-name="ce14"/>
          <table:table-cell table:style-name="ce19"/>
          <table:table-cell table:style-name="ce14"/>
          <table:table-cell table:style-name="ce24"/>
          <table:table-cell table:style-name="ce28"/>
          <table:table-cell table:style-name="ce32"/>
          <table:table-cell table:style-name="ce36" table:number-columns-repeated="3"/>
          <table:table-cell table:style-name="ce42"/>
          <table:table-cell table:style-name="ce45"/>
          <table:table-cell table:style-name="ce1"/>
          <table:table-cell table:number-columns-repeated="1010"/>
        </table:table-row>
        <table:table-row table:style-name="ro3">
          <table:table-cell table:style-name="ce1" table:number-columns-repeated="14"/>
          <table:table-cell table:number-columns-repeated="1010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Hoja1.$A$1" table:cell-range-address="$Hoja1.$B$1:.$M$3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imes" svg:font-family="Time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Pts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Pts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Pts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Pts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Pts </number:text>
    </number:number-style>
    <number:number-style style:name="N137P2" style:volatile="true">
      <number:text> </number:text>
      <number:fill-character> </number:fill-character>
      <number:text>-Pts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number number:decimal-places="2" number:min-decimal-places="2" number:min-integer-digits="1" number:grouping="true"/>
      <number:text>Pts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Pts</number:text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  <number:text>Pts</number:text>
    </number:number-style>
    <number:number-style style:name="N135">
      <number:text>-</number:text>
      <number:number number:decimal-places="2" number:min-decimal-places="2" number:min-integer-digits="1" number:grouping="true"/>
      <number:text>Pts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Pts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Pts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Pts</number:text>
    </number:number-style>
    <number:number-style style:name="N133">
      <number:text>-</number:text>
      <number:number number:decimal-places="0" number:min-decimal-places="0" number:min-integer-digits="1" number:grouping="true"/>
      <number:text>Pts</number:text>
      <style:map style:condition="value()&gt;=0" style:apply-style-name="N133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Times" fo:font-family="Times" style:font-name-complex="Times" style:font-family-complex="Time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2" draw:display-name="msArrowEnd 2" svg:viewBox="0 0 212 318" svg:d="M106 0l106 318h-212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1in" fo:margin-right="1in" style:first-page-number="continue" style:scale-to-X="1" style:scale-to-Y="1" style:table-centering="both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hael Barton</meta:initial-creator>
    <meta:creation-date>1998-11-17T11:55:38</meta:creation-date>
    <dc:creator>Michael Barton</dc:creator>
    <meta:document-statistic meta:table-count="1" meta:cell-count="34" meta:object-count="48"/>
    <meta:generator>LibreOffice/7.3.1.3$MacOSX_X86_64 LibreOffice_project/a69ca51ded25f3eefd52d7bf9a5fad8c90b87951</meta:generator>
  </office:meta>
</office:document-meta>
</file>